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1f4899"/>
    </style:style>
    <style:style style:name="P2" style:family="paragraph" style:parent-style-name="Standard">
      <style:text-properties officeooo:paragraph-rsid="0020937c"/>
    </style:style>
    <style:style style:name="P3" style:family="paragraph" style:parent-style-name="Standard">
      <style:text-properties officeooo:paragraph-rsid="00213f3e"/>
    </style:style>
    <style:style style:name="P4" style:family="paragraph" style:parent-style-name="Standard">
      <style:text-properties officeooo:paragraph-rsid="0021e924"/>
    </style:style>
    <style:style style:name="P5" style:family="paragraph" style:parent-style-name="Standard">
      <style:text-properties officeooo:paragraph-rsid="00231bb7"/>
    </style:style>
    <style:style style:name="P6" style:family="paragraph" style:parent-style-name="Standard">
      <style:text-properties officeooo:paragraph-rsid="002389a1"/>
    </style:style>
    <style:style style:name="P7" style:family="paragraph" style:parent-style-name="Standard">
      <style:text-properties officeooo:paragraph-rsid="0025537d"/>
    </style:style>
    <style:style style:name="P8" style:family="paragraph" style:parent-style-name="Standard">
      <style:text-properties officeooo:rsid="0025537d" officeooo:paragraph-rsid="0025537d"/>
    </style:style>
    <style:style style:name="P9" style:family="paragraph" style:parent-style-name="Title" style:master-page-name="Standard">
      <style:paragraph-properties style:page-number="1"/>
      <style:text-properties officeooo:paragraph-rsid="001f4899"/>
    </style:style>
    <style:style style:name="T1" style:family="text">
      <style:text-properties officeooo:rsid="001f4899"/>
    </style:style>
    <style:style style:name="T2" style:family="text">
      <style:text-properties officeooo:rsid="00200a5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00a5c" style:font-style-asian="italic" style:font-style-complex="italic"/>
    </style:style>
    <style:style style:name="T5" style:family="text">
      <style:text-properties fo:font-style="italic" officeooo:rsid="0025537d" style:font-style-asian="italic" style:font-style-complex="italic"/>
    </style:style>
    <style:style style:name="T6" style:family="text">
      <style:text-properties officeooo:rsid="0020937c"/>
    </style:style>
    <style:style style:name="T7" style:family="text">
      <style:text-properties officeooo:rsid="00213f3e"/>
    </style:style>
    <style:style style:name="T8" style:family="text">
      <style:text-properties officeooo:rsid="0021e924"/>
    </style:style>
    <style:style style:name="T9" style:family="text">
      <style:text-properties officeooo:rsid="00231bb7"/>
    </style:style>
    <style:style style:name="T10" style:family="text">
      <style:text-properties fo:font-weight="normal" officeooo:rsid="00231bb7" style:font-weight-asian="normal" style:font-weight-complex="normal"/>
    </style:style>
    <style:style style:name="T11" style:family="text">
      <style:text-properties officeooo:rsid="002389a1"/>
    </style:style>
    <style:style style:name="T12" style:family="text">
      <style:text-properties officeooo:rsid="0024d6c9"/>
    </style:style>
    <style:style style:name="T13" style:family="text">
      <style:text-properties officeooo:rsid="002553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C</text:span>ontrol a Pomodoro Timer <text:span text:style-name="T1">with a Time of Flight sensor</text:span></text:p>
      <text:p text:style-name="Title"/>
      <text:p text:style-name="Standard">Yesterday I started working on a neat application<text:span text:style-name="T11"> </text:span>us<text:span text:style-name="T11">ing</text:span> a time of flight sensor.</text:p>
      <text:p text:style-name="Standard"/>
      <text:p text:style-name="P6">It looks as if it's going to solve a problem I've had for years.</text:p>
      <text:p text:style-name="P6"/>
      <text:p text:style-name="P6">Like many of my friends I use <text:a xlink:type="simple" xlink:href="https://en.wikipedia.org/wiki/Pomodoro_Technique" text:style-name="Internet_20_link" text:visited-style-name="Visited_20_Internet_20_Link"><text:span text:style-name="T11">P</text:span></text:a><text:a xlink:type="simple" xlink:href="https://en.wikipedia.org/wiki/Pomodoro_Technique" text:style-name="Internet_20_link" text:visited-style-name="Visited_20_Internet_20_Link">omodoro </text:a><text:a xlink:type="simple" xlink:href="https://en.wikipedia.org/wiki/Pomodoro_Technique" text:style-name="Internet_20_link" text:visited-style-name="Visited_20_Internet_20_Link"><text:span text:style-name="T1">time management</text:span></text:a> when I'm writing or coding.</text:p>
      <text:p text:style-name="P1"/>
      <text:p text:style-name="P1"><text:span text:style-name="T11">T</text:span>he <text:span text:style-name="T11">P</text:span>omodoro technique us<text:span text:style-name="T11">es</text:span> a timer t<text:span text:style-name="T11">o</text:span> you to <text:span text:style-name="T1">get up and </text:span>take a <text:span text:style-name="T1">five minute </text:span>break <text:span text:style-name="T11">after</text:span> 25 minutes <text:span text:style-name="T11">at they keybaord</text:span>. <text:span text:style-name="T1">This helps you focus during the 25 minutes of work and keeps you healthy and fresh.</text:span></text:p>
      <text:p text:style-name="Standard"/>
      <text:p text:style-name="P1">The original creator used a kitchen timer shaped like a tomato - hence the name.</text:p>
      <text:p text:style-name="P1"><text:span text:style-name="T11">Instead, </text:span>I've been using <text:s/><text:span text:style-name="T1">a </text:span>web browser <text:span text:style-name="T1">to access</text:span> <text:a xlink:type="simple" xlink:href="http://e.ggtimer.com/pomodoro" text:style-name="Internet_20_link" text:visited-style-name="Visited_20_Internet_20_Link"><text:span text:style-name="T1">http://e.ggtimer.com/pomodoro</text:span></text:a>.</text:p>
      <text:p text:style-name="P1"/>
      <text:p text:style-name="P1">That works well <text:span text:style-name="T3">provided that</text:span> I remember to start <text:span text:style-name="T1">the timer</text:span> whenever I sit down to write or code, <text:span text:style-name="T1">and to restart it if I am interrupted. Often I forget, and that's annoying.</text:span></text:p>
      <text:p text:style-name="Standard"/>
      <text:p text:style-name="Standard">A while ago I came up with the idea of automating the <text:span text:style-name="T11">P</text:span>omodoro by using a pressure sensitive cushion <text:span text:style-name="T1">on my study chair</text:span>. I had some fun experimenting with this approach but it never <text:span text:style-name="T1">quite </text:span>worked out. <text:span text:style-name="T2">For the last year the project has sat in my </text:span><text:span text:style-name="T4">too hard</text:span><text:span text:style-name="T2"> tray waiting for inspiration.</text:span></text:p>
      <text:p text:style-name="Standard"/>
      <text:p text:style-name="P6">Recently my friend Richard Kirby started experimenting with an inexpensive <text:span text:style-name="T6">VL53L0X</text:span> <text:span text:style-name="T1">T</text:span>ime of <text:span text:style-name="T1">F</text:span>light sensor which measure<text:span text:style-name="T6">s</text:span> distance quickly and accurately. <text:span text:style-name="T11">Richard runs the Raspberry Pint MeetUp in London, and you can see his project (and many others) on the </text:span><text:a xlink:type="simple" xlink:href="https://www.facebook.com/groups/raspberrypint/" text:style-name="Internet_20_link" text:visited-style-name="Visited_20_Internet_20_Link"><text:span text:style-name="T11">MeetUp's Facebook page</text:span></text:a><text:span text:style-name="T11">.</text:span></text:p>
      <text:p text:style-name="Standard"/>
      <text:p text:style-name="Standard">I thought I'd give <text:span text:style-name="T6">one</text:span> a try and see if I could detect my presen<text:span text:style-name="T6">ce</text:span> at my keyboard by measuring the distance from the sensor <text:span text:style-name="T6">to me.</text:span></text:p>
      <text:p text:style-name="Standard"/>
      <text:p text:style-name="P2"><text:span text:style-name="T6">My</text:span> <text:a xlink:type="simple" xlink:href="https://www.adafruit.com/product/3317" text:style-name="Internet_20_link" text:visited-style-name="Visited_20_Internet_20_Link"><text:span text:style-name="T6">Adafruit </text:span></text:a><text:a xlink:type="simple" xlink:href="https://www.adafruit.com/product/3317" text:style-name="Internet_20_link" text:visited-style-name="Visited_20_Internet_20_Link">sensor</text:a> arrived <text:span text:style-name="T12">a couple of days ago</text:span> and I wired it up to a feather m0 Express <text:span text:style-name="T6">I had in my parts box</text:span>. <text:s/><text:span text:style-name="T6">I</text:span>t started measuring distance right away, driven by the <text:span text:style-name="T6">VL53L0X </text:span>demonstration code in the <text:a xlink:type="simple" xlink:href="https://learn.adafruit.com/adafruit-vl53l0x-micro-lidar-distance-sensor-breakout" text:style-name="Internet_20_link" text:visited-style-name="Visited_20_Internet_20_Link">Adafruit </text:a><text:a xlink:type="simple" xlink:href="https://learn.adafruit.com/adafruit-vl53l0x-micro-lidar-distance-sensor-breakout" text:style-name="Internet_20_link" text:visited-style-name="Visited_20_Internet_20_Link"><text:span text:style-name="T13">tutorial</text:span></text:a>, and <text:span text:style-name="T12">it looked very promising.</text:span></text:p>
      <text:p text:style-name="Standard"/>
      <text:p text:style-name="Standard"><text:s/>I've been writing the software using Nicholas <text:span text:style-name="T6">T</text:span>ollervey<text:span text:style-name="T6">'s Mu</text:span> editor. This supports <text:span text:style-name="T6">Adafruit </text:span>boards as well as the micro bit and it's very easy to install <text:span text:style-name="T6">on Windows, Linux and OS/X.</text:span></text:p>
      <text:p text:style-name="Standard"/>
      <text:p text:style-name="P3">I hit one or two minor snags.</text:p>
      <text:p text:style-name="P3"/>
      <text:p text:style-name="P3"><text:span text:style-name="T7">T</text:span>he copy of <text:span text:style-name="T6">C</text:span>ircuit<text:span text:style-name="T6">P</text:span>ython on <text:span text:style-name="T7">the</text:span> feather board was very out of date but I followed the instructions on the <text:span text:style-name="T13">Ada</text:span>fruit website and updated it in a matter of minutes. That caused another problem: the version of the librar<text:span text:style-name="T7">y</text:span> that I had installed was also <text:span text:style-name="T7">out</text:span>date<text:span text:style-name="T7">d</text:span> and was <text:soft-page-break/>incompatible with the latest version of <text:span text:style-name="T7">C</text:span>ircuit<text:span text:style-name="T7">P</text:span>ython. After another <text:span text:style-name="T8">couple of </text:span>minutes I <text:span text:style-name="T8">installed</text:span> the <text:span text:style-name="T8">latest</text:span> library version and tried to <text:s/>test the <text:span text:style-name="T13">tutorial code.</text:span></text:p>
      <text:p text:style-name="Standard"/>
      <text:p text:style-name="P4">The Adafruit tutorial suggests that you run the code line by line in the Python REPL. <text:span text:style-name="T8">I like that approach: you get immediate feedback.</text:span></text:p>
      <text:p text:style-name="P4"/>
      <text:p text:style-name="P4"><text:span text:style-name="T8">W</text:span>hen I tried to run the <text:span text:style-name="T8">REPL</text:span> I hit <text:span text:style-name="T8">two </text:span>problems.</text:p>
      <text:p text:style-name="P4"/>
      <text:p text:style-name="P7"><text:span text:style-name="T8">T</text:span>he first will be familiar to anyone who's used serial communications <text:span text:style-name="T13">on</text:span> Linux. I <text:span text:style-name="T8">had not</text:span> added myself to the <text:span text:style-name="T3">dialo</text:span><text:span text:style-name="T5">ut</text:span><text:span text:style-name="T3"> </text:span>group, which <text:span text:style-name="T8">you</text:span> <text:span text:style-name="T13">must be in to</text:span> access the serial port. <text:span text:style-name="T8">I</text:span> <text:span text:style-name="T8">ran</text:span> the necessary command </text:p>
      <text:p text:style-name="P7"/>
      <text:p text:style-name="P8">sudo adduser $USER dialout</text:p>
      <text:p text:style-name="P7"/>
      <text:p text:style-name="P7"><text:span text:style-name="T8">but</text:span> then hit another snag! The <text:span text:style-name="T8">REPL</text:span>started showing an <text:span text:style-name="T8">AT</text:span> command. </text:p>
      <text:p text:style-name="P4"/>
      <text:p text:style-name="P4"><text:span text:style-name="T8">The Adafruit</text:span> website explained that there's a fairly useless piece of software c<text:span text:style-name="T8">alled</text:span> <text:span text:style-name="T3">modem manager</text:span> which is installed by default on <text:span text:style-name="T8">many</text:span> <text:span text:style-name="T8">Linux </text:span>variants. <text:span text:style-name="T8">W</text:span>hen you use serial communications t<text:span text:style-name="T8">it assumes t</text:span>hat you're going to be communicating with <text:span text:style-name="T8">a modes so it ussies an AT command.</text:span> The last time I <text:span text:style-name="T8">needed </text:span>that was probably in the 1990s, so it seem<text:span text:style-name="T8">ed</text:span> safe and sensible to <text:s/>purge the software from my installation. <text:span text:style-name="T8">A</text:span>fter that <text:span text:style-name="T8">the REPL worked perfectly</text:span> <text:span text:style-name="T8">and I got</text:span> the distance sensor running in a matter of minutes</text:p>
      <text:p text:style-name="P4"/>
      <text:p text:style-name="P4">I've now modified the example code to use the onboard 3 colour LED to show the distance to the nearest obstacle. <text:span text:style-name="T8">Here's a </text:span>video.</text:p>
      <text:p text:style-name="Standard"/>
      <text:p text:style-name="P4"><text:span text:style-name="T8">Next </text:span>I need to add the l<text:span text:style-name="T8">ogic</text:span> to control the pomodoro timing and to add a buzzer so that the application can <text:span text:style-name="T8">alert me</text:span> when my 5 minute break is up.</text:p>
      <text:p text:style-name="P4"/>
      <text:p text:style-name="P4">There is one problem left to solve. I don't always sit at the same distance from my desk and anyone else using the software is likely to have a different office layout from mine. That means that I need to monitor changes in the distance rather than measuring the absolute distance between the sensor and user.</text:p>
      <text:p text:style-name="P4"/>
      <text:p text:style-name="P4">That is further complicated by the fact that every few minutes there seems to be a single very low spurious <text:span text:style-name="T8">r</text:span>eading from the sensor which the software needs to ignore.</text:p>
      <text:p text:style-name="P4"/>
      <text:p text:style-name="P4">I'll try to solve those problems in the next few days and will post here when I have made some progress.</text:p>
      <text:p text:style-name="Standard"/>
      <text:p text:style-name="P5">By a happy coincidence I got the <text:span text:style-name="T8">sensor</text:span> working just as I got an email from my friend Mark <text:span text:style-name="T8">Barto.</text:span></text:p>
      <text:p text:style-name="P5"/>
      <text:p text:style-name="P5"><text:span text:style-name="T8">Marc is re-</text:span>running <text:span text:style-name="T8">h</text:span>is <text:span text:style-name="T9">annual</text:span> <text:span text:style-name="T8">D</text:span>igital <text:span text:style-name="T8">M</text:span>ak<text:span text:style-name="T9">ing Showcase</text:span> <text:span text:style-name="T9">at the London Communications Centre</text:span> on the 16th of March. <text:span text:style-name="T8">H</text:span>e wanted to know if I might have something to show and the pomodoro application <text:span text:style-name="T9">cam to mind</text:span>.</text:p>
      <text:p text:style-name="P4"/>
      <text:p text:style-name="P5">I thoroughly enjoyed <text:span text:style-name="T8">last year's</text:span> event. <text:s/>There were lots of interesting <text:span text:style-name="T9">things to see</text:span> and lots <text:soft-page-break/>of ke<text:span text:style-name="T8">en</text:span> makers, young and old. I'll post details of the party once they have been published, but in the meantime <text:span text:style-name="T9">Marc is on the look-out for more projects to showcase. </text:span>if you have a project that you could show, do get in touch with Mar<text:span text:style-name="T9">c</text:span>. <text:span text:style-name="T10">You can tell him your project details </text:span><text:a xlink:type="simple" xlink:href="https://t.co/kIQIi66Jmx" text:style-name="Internet_20_link" text:visited-style-name="Visited_20_Internet_20_Link"><text:span text:style-name="T10">here</text:span></text:a><text:span text:style-name="T10">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9T17:52:31.423719707</dc:date>
    <dc:creator>Romilly Cocking</dc:creator>
    <meta:editing-duration>PT6M2S</meta:editing-duration>
    <meta:editing-cycles>1</meta:editing-cycles>
    <meta:document-statistic meta:table-count="0" meta:image-count="0" meta:object-count="0" meta:page-count="3" meta:paragraph-count="29" meta:word-count="893" meta:character-count="4911" meta:non-whitespace-character-count="4038"/>
    <meta:generator>LibreOffice/5.1.6.2$Linux_X86_64 LibreOffice_project/10m0$Build-2</meta:generator>
  </office:meta>
</office:document-meta>
</file>